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8ab" officeooo:paragraph-rsid="000d0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Frontiere frontiere_1(Amerique_Nord_1, Amerique_Nord_2);</text:p>
      <text:p text:style-name="P1"><text:s text:c="4"/>Frontiere frontiere_2(Amerique_Nord_1, Amerique_Nord_3);</text:p>
      <text:p text:style-name="P1"><text:s text:c="4"/>Frontiere frontiere_3(Amerique_Nord_2, Amerique_Nord_3);</text:p>
      <text:p text:style-name="P1"><text:s text:c="4"/>Frontiere frontiere_4(Amerique_Nord_2, Amerique_Nord_4); <text:s text:c="5"/></text:p>
      <text:p text:style-name="P1"><text:s text:c="4"/>Frontiere frontiere_5(Amerique_Nord_3, Amerique_Nord_4);</text:p>
      <text:p text:style-name="P1"><text:s text:c="4"/>Frontiere frontiere_6(Amerique_Nord_4, Amerique_Sud_1);</text:p>
      <text:p text:style-name="P1"><text:s text:c="4"/>Frontiere frontiere_7(Amerique_Sud_1, Amerique_Sud_2);</text:p>
      <text:p text:style-name="P1"><text:s text:c="4"/>Frontiere frontiere_8(Amerique_Sud_1, Amerique_Sud_3);</text:p>
      <text:p text:style-name="P1"><text:s text:c="4"/>Frontiere frontiere_9(Amerique_Sud_2, Amerique_Sud_3);</text:p>
      <text:p text:style-name="P1"><text:s text:c="4"/>Frontiere frontiere_10(Amerique_Sud_2, Amerique_Sud_4);</text:p>
      <text:p text:style-name="P1"><text:s text:c="4"/>Frontiere frontiere_11(Amerique_Sud_3, Amerique_Sud_4);</text:p>
      <text:p text:style-name="P1"><text:s text:c="4"/></text:p>
      <text:p text:style-name="P1"><text:s text:c="4"/>Frontiere frontiere_12(Europe_1, Europe_2);</text:p>
      <text:p text:style-name="P1"><text:s text:c="4"/>Frontiere frontiere_13(Europe_2, Europe_3);</text:p>
      <text:p text:style-name="P1"><text:s text:c="4"/>Frontiere frontiere_14(Europe_2, Europe_5);</text:p>
      <text:p text:style-name="P1"><text:s text:c="4"/>Frontiere frontiere_15(Europe_3, Europe_5);</text:p>
      <text:p text:style-name="P1"/>
      <text:p text:style-name="P1"><text:s text:c="4"/>Frontiere frontiere_40(Europe_3, Europe_4); <text:s/></text:p>
      <text:p text:style-name="P1"/>
      <text:p text:style-name="P1"><text:s text:c="4"/>Frontiere frontiere_16(Europe_4, Europe_5);</text:p>
      <text:p text:style-name="P1"><text:s text:c="4"/>Frontiere frontiere_17(Europe_4, Asie_1); <text:s text:c="3"/>140</text:p>
      <text:p text:style-name="P1"><text:s text:c="4"/></text:p>
      <text:p text:style-name="P1"><text:s text:c="4"/>Frontiere frontiere_18(Europe_5, Asie_4);</text:p>
      <text:p text:style-name="P1"><text:s text:c="4"/>Frontiere frontiere_19(Asie_1, Asie_2);</text:p>
      <text:p text:style-name="P1"><text:s text:c="4"/>Frontiere frontiere_20(Asie_1, Asie_4);</text:p>
      <text:p text:style-name="P1"><text:s text:c="4"/>Frontiere frontiere_21(Asie_1, Asie_5);</text:p>
      <text:p text:style-name="P1"/>
      <text:p text:style-name="P1"><text:s text:c="4"/>Frontiere frontiere_41(Asie_1, Asie_6); <text:s/></text:p>
      <text:p text:style-name="P1"/>
      <text:p text:style-name="P1"><text:s text:c="4"/>Frontiere frontiere_22(Asie_2, Asie_3);</text:p>
      <text:p text:style-name="P1"><text:s text:c="4"/>Frontiere frontiere_23(Asie_2, Asie_6);</text:p>
      <text:p text:style-name="P1"><text:s text:c="4"/>Frontiere frontiere_24(Asie_2, Asie_7); </text:p>
      <text:p text:style-name="P1"><text:s text:c="4"/>Frontiere frontiere_25(Asie_3, Asie_7);</text:p>
      <text:p text:style-name="P1"><text:s text:c="4"/>Frontiere frontiere_26(Asie_3, Asie_8); </text:p>
      <text:p text:style-name="P1"><text:s text:c="4"/>Frontiere frontiere_27(Asie_4, Asie_5);</text:p>
      <text:p text:style-name="P1"><text:s text:c="4"/>Frontiere frontiere_28(Asie_5, Asie_6); </text:p>
      <text:p text:style-name="P1"><text:s text:c="4"/>Frontiere frontiere_29(Asie_6, Asie_7);</text:p>
      <text:p text:style-name="P1"><text:s text:c="4"/>Frontiere frontiere_30(Asie_7, Asie_8); </text:p>
      <text:p text:style-name="P1"><text:s text:c="4"/>Frontiere frontiere_31(Afrique_1, Afrique_2);</text:p>
      <text:p text:style-name="P1"><text:s text:c="4"/>Frontiere frontiere_32(Afrique_1, Afrique_4);</text:p>
      <text:p text:style-name="P1"><text:s text:c="4"/>Frontiere frontiere_33(Afrique_2, Afrique_3); <text:s text:c="10"/></text:p>
      <text:p text:style-name="P1"><text:s text:c="4"/></text:p>
      <text:p text:style-name="P1"><text:s text:c="4"/>Frontiere frontiere_34(Afrique_3, Afrique_4);</text:p>
      <text:p text:style-name="P1"><text:s text:c="4"/>Frontiere frontiere_35(Afrique_3, Afrique_5);</text:p>
      <text:p text:style-name="P1"><text:s text:c="4"/>Frontiere frontiere_36(Afrique_3, Asie_4);</text:p>
      <text:p text:style-name="P1"/>
      <text:p text:style-name="P1"><text:s text:c="4"/>Frontiere frontiere_42(Afrique_4, Afrique_5); <text:s/></text:p>
      <text:p text:style-name="P1"/>
      <text:p text:style-name="P1"><text:s text:c="4"/>Frontiere frontiere_37(Afrique_4, Afrique_6);</text:p>
      <text:p text:style-name="P1"><text:s text:c="4"/>Frontiere frontiere_39(Oceanie_1, Oceanie_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3:46:11.037597130</meta:creation-date>
    <dc:date>2015-11-24T13:46:33.519035082</dc:date>
    <meta:editing-duration>P0D</meta:editing-duration>
    <meta:editing-cycles>1</meta:editing-cycles>
    <meta:document-statistic meta:table-count="0" meta:image-count="0" meta:object-count="0" meta:page-count="1" meta:paragraph-count="44" meta:word-count="124" meta:character-count="2066" meta:non-whitespace-character-count="1777"/>
    <meta:generator>LibreOffice/4.2.8.2$Linux_X86_64 LibreOffice_project/420m0$Build-2</meta:generator>
  </office:meta>
</office:document-meta>
</file>